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4, 2021 (09:13: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p text:style-name="Text_20_body">Use your IDE to rename this <text:span text:style-name="T1">solution</text:span>:</text:p>
      <text:list text:style-name="L3">
        <text:list-item>
          <text:p text:style-name="P3">Right-click on <text:span text:style-name="NormalTok">InitialSolution</text:span> (in “Solution Explorer” or “Explorer”).</text:p>
        </text:list-item>
        <text:list-item>
          <text:p text:style-name="P3">Select “Rename”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p text:style-name="Text_20_body">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text:p>
      <text:p text:style-name="Text_20_body">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 characters with “!”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13:47Z</meta:creation-date>
    <dc:date>2021-05-24T21:13:47Z</dc:date>
    <meta:user-defined meta:name="date" meta:value-type="string">May  24, 2021 (09:13: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